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LOG([.B4];10)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LOG([.B5];10)" office:value-type="float" office:value="0.301029995663981">
            <text:p>0.3010299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LOG([.B6];10)" office:value-type="float" office:value="0.477121254719662">
            <text:p>0.4771212547</text:p>
          </table:table-cell>
          <table:table-cell table:number-columns-repeated="3"/>
          <table:table-cell>
            <draw:frame table:end-cell-address="Sheet1.N26" table:end-x="0.1839in" table:end-y="0.0673in" draw:z-index="0" draw:style-name="gr1" draw:text-style-name="P1" svg:width="6.2988in" svg:height="3.5429in" svg:x="0.1083in" svg:y="0.0803in">
              <draw:object draw:notify-on-update-of-ranges="Sheet1.C3:Sheet1.C3 Sheet1.C4:Sheet1.C45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LOG([.B7];10)" office:value-type="float" office:value="0.602059991327962">
            <text:p>0.6020599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LOG([.B8];10)" office:value-type="float" office:value="0.698970004336019">
            <text:p>0.698970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LOG([.B9];10)" office:value-type="float" office:value="0.778151250383644">
            <text:p>0.7781512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LOG([.B10];10)" office:value-type="float" office:value="0.845098040014257">
            <text:p>0.84509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LOG([.B11];10)" office:value-type="float" office:value="0.903089986991943">
            <text:p>0.903089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LOG([.B12];10)" office:value-type="float" office:value="0.954242509439325">
            <text:p>0.9542425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LOG([.B13];10)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LOG([.B14];10)" office:value-type="float" office:value="1.04139268515823">
            <text:p>1.0413926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LOG([.B15];10)" office:value-type="float" office:value="1.07918124604762">
            <text:p>1.079181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LOG([.B16];10)" office:value-type="float" office:value="1.11394335230684">
            <text:p>1.1139433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LOG([.B17];10)" office:value-type="float" office:value="1.14612803567824">
            <text:p>1.1461280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LOG([.B18];10)" office:value-type="float" office:value="1.17609125905568">
            <text:p>1.1760912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LOG([.B19];10)" office:value-type="float" office:value="1.20411998265592">
            <text:p>1.2041199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LOG([.B20];10)" office:value-type="float" office:value="1.23044892137827">
            <text:p>1.230448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LOG([.B21];10)" office:value-type="float" office:value="1.25527250510331">
            <text:p>1.2552725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LOG([.B22];10)" office:value-type="float" office:value="1.27875360095283">
            <text:p>1.278753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LOG([.B23];10)" office:value-type="float" office:value="1.30102999566398">
            <text:p>1.3010299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LOG([.B24];10)" office:value-type="float" office:value="1.32221929473392">
            <text:p>1.3222192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LOG([.B25];10)" office:value-type="float" office:value="1.34242268082221">
            <text:p>1.342422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LOG([.B26];10)" office:value-type="float" office:value="1.36172783601759">
            <text:p>1.361727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LOG([.B27];10)" office:value-type="float" office:value="1.38021124171161">
            <text:p>1.3802112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LOG([.B28];10)" office:value-type="float" office:value="1.39794000867204">
            <text:p>1.397940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LOG([.B29];10)" office:value-type="float" office:value="1.41497334797082">
            <text:p>1.414973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LOG([.B30];10)" office:value-type="float" office:value="1.43136376415899">
            <text:p>1.4313637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LOG([.B31];10)" office:value-type="float" office:value="1.44715803134222">
            <text:p>1.4471580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LOG([.B32];10)" office:value-type="float" office:value="1.46239799789896">
            <text:p>1.462397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LOG([.B33];10)" office:value-type="float" office:value="1.47712125471966">
            <text:p>1.4771212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LOG([.B34];10)" office:value-type="float" office:value="1.49136169383427">
            <text:p>1.4913616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LOG([.B35];10)" office:value-type="float" office:value="1.50514997831991">
            <text:p>1.5051499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LOG([.B36];10)" office:value-type="float" office:value="1.51851393987789">
            <text:p>1.5185139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LOG([.B37];10)" office:value-type="float" office:value="1.53147891704226">
            <text:p>1.531478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LOG([.B38];10)" office:value-type="float" office:value="1.54406804435028">
            <text:p>1.5440680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LOG([.B39];10)" office:value-type="float" office:value="1.55630250076729">
            <text:p>1.556302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LOG([.B40];10)" office:value-type="float" office:value="1.56820172406699">
            <text:p>1.5682017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LOG([.B41];10)" office:value-type="float" office:value="1.57978359661681">
            <text:p>1.5797835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LOG([.B42];10)" office:value-type="float" office:value="1.5910646070265">
            <text:p>1.591064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LOG([.B43];10)" office:value-type="float" office:value="1.60205999132796">
            <text:p>1.6020599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LOG([.B44];10)" office:value-type="float" office:value="1.61278385671974">
            <text:p>1.6127838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LOG([.B45];10)" office:value-type="float" office:value="1.6232492903979">
            <text:p>1.6232492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LOG([.B46];10)" office:value-type="float" office:value="1.63346845557959">
            <text:p>1.6334684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LOG([.B47];10)" office:value-type="float" office:value="1.64345267648619">
            <text:p>1.6434526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LOG([.B48];10)" office:value-type="float" office:value="1.65321251377534">
            <text:p>1.6532125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LOG([.B49];10)" office:value-type="float" office:value="1.66275783168157">
            <text:p>1.6627578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LOG([.B50];10)" office:value-type="float" office:value="1.67209785793572">
            <text:p>1.6720978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LOG([.B51];10)" office:value-type="float" office:value="1.68124123737559">
            <text:p>1.6812412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LOG([.B52];10)" office:value-type="float" office:value="1.69019608002851">
            <text:p>1.69019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LOG([.B53];10)" office:value-type="float" office:value="1.69897000433602">
            <text:p>1.698970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LOG([.B54];10)" office:value-type="float" office:value="1.70757017609794">
            <text:p>1.7075701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LOG([.B55];10)" office:value-type="float" office:value="1.7160033436348">
            <text:p>1.7160033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LOG([.B56];10)" office:value-type="float" office:value="1.72427586960079">
            <text:p>1.7242758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LOG([.B57];10)" office:value-type="float" office:value="1.73239375982297">
            <text:p>1.7323937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LOG([.B58];10)" office:value-type="float" office:value="1.74036268949424">
            <text:p>1.7403626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LOG([.B59];10)" office:value-type="float" office:value="1.7481880270062">
            <text:p>1.74818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LOG([.B60];10)" office:value-type="float" office:value="1.75587485567249">
            <text:p>1.7558748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LOG([.B61];10)" office:value-type="float" office:value="1.76342799356294">
            <text:p>1.7634279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LOG([.B62];10)" office:value-type="float" office:value="1.77085201164214">
            <text:p>1.770852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LOG([.B63];10)" office:value-type="float" office:value="1.77815125038364">
            <text:p>1.7781512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LOG([.B64];10)" office:value-type="float" office:value="1.78532983501077">
            <text:p>1.785329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LOG([.B65];10)" office:value-type="float" office:value="1.79239168949825">
            <text:p>1.7923916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LOG([.B66];10)" office:value-type="float" office:value="1.79934054945358">
            <text:p>1.7993405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LOG([.B67];10)" office:value-type="float" office:value="1.80617997398389">
            <text:p>1.806179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LOG([.B68];10)" office:value-type="float" office:value="1.81291335664286">
            <text:p>1.8129133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LOG([.B69];10)" office:value-type="float" office:value="1.81954393554187">
            <text:p>1.8195439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LOG([.B70];10)" office:value-type="float" office:value="1.82607480270083">
            <text:p>1.826074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LOG([.B71];10)" office:value-type="float" office:value="1.83250891270624">
            <text:p>1.8325089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LOG([.B72];10)" office:value-type="float" office:value="1.83884909073726">
            <text:p>1.8388490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LOG([.B73];10)" office:value-type="float" office:value="1.84509804001426">
            <text:p>1.84509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LOG([.B74];10)" office:value-type="float" office:value="1.85125834871908">
            <text:p>1.8512583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LOG([.B75];10)" office:value-type="float" office:value="1.85733249643127">
            <text:p>1.8573324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LOG([.B76];10)" office:value-type="float" office:value="1.86332286012046">
            <text:p>1.8633228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LOG([.B77];10)" office:value-type="float" office:value="1.86923171973098">
            <text:p>1.8692317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LOG([.B78];10)" office:value-type="float" office:value="1.8750612633917">
            <text:p>1.8750612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LOG([.B79];10)" office:value-type="float" office:value="1.88081359228079">
            <text:p>1.880813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LOG([.B80];10)" office:value-type="float" office:value="1.88649072517248">
            <text:p>1.8864907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LOG([.B81];10)" office:value-type="float" office:value="1.89209460269048">
            <text:p>1.892094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LOG([.B82];10)" office:value-type="float" office:value="1.89762709129044">
            <text:p>1.8976270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LOG([.B83];10)" office:value-type="float" office:value="1.90308998699194">
            <text:p>1.903089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LOG([.B84];10)" office:value-type="float" office:value="1.90848501887865">
            <text:p>1.9084850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LOG([.B85];10)" office:value-type="float" office:value="1.91381385238372">
            <text:p>1.9138138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LOG([.B86];10)" office:value-type="float" office:value="1.91907809237607">
            <text:p>1.9190780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LOG([.B87];10)" office:value-type="float" office:value="1.92427928606188">
            <text:p>1.924279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LOG([.B88];10)" office:value-type="float" office:value="1.92941892571429">
            <text:p>1.9294189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LOG([.B89];10)" office:value-type="float" office:value="1.93449845124357">
            <text:p>1.9344984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LOG([.B90];10)" office:value-type="float" office:value="1.93951925261862">
            <text:p>1.9395192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LOG([.B91];10)" office:value-type="float" office:value="1.94448267215017">
            <text:p>1.9444826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LOG([.B92];10)" office:value-type="float" office:value="1.94939000664491">
            <text:p>1.949390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LOG([.B93];10)" office:value-type="float" office:value="1.95424250943932">
            <text:p>1.9542425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LOG([.B94];10)" office:value-type="float" office:value="1.95904139232109">
            <text:p>1.9590413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LOG([.B95];10)" office:value-type="float" office:value="1.96378782734556">
            <text:p>1.9637878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LOG([.B96];10)" office:value-type="float" office:value="1.96848294855394">
            <text:p>1.9684829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LOG([.B97];10)" office:value-type="float" office:value="1.9731278535997">
            <text:p>1.9731278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LOG([.B98];10)" office:value-type="float" office:value="1.97772360528885">
            <text:p>1.977723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LOG([.B99];10)" office:value-type="float" office:value="1.98227123303957">
            <text:p>1.982271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LOG([.B100];10)" office:value-type="float" office:value="1.98677173426624">
            <text:p>1.9867717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LOG([.B101];10)" office:value-type="float" office:value="1.9912260756925">
            <text:p>1.991226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LOG([.B102];10)" office:value-type="float" office:value="1.99563519459755">
            <text:p>1.9956351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LOG([.B103];10)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LOG([.B104];10)" office:value-type="float" office:value="2.00432137378264">
            <text:p>2.0043213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LOG([.B105];10)" office:value-type="float" office:value="2.00860017176192">
            <text:p>2.0086001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LOG([.B106];10)" office:value-type="float" office:value="2.01283722470517">
            <text:p>2.0128372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LOG([.B107];10)" office:value-type="float" office:value="2.01703333929878">
            <text:p>2.0170333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LOG([.B108];10)" office:value-type="float" office:value="2.02118929906994">
            <text:p>2.0211892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LOG([.B109];10)" office:value-type="float" office:value="2.02530586526477">
            <text:p>2.0253058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LOG([.B110];10)" office:value-type="float" office:value="2.02938377768521">
            <text:p>2.0293837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LOG([.B111];10)" office:value-type="float" office:value="2.03342375548695">
            <text:p>2.0334237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LOG([.B112];10)" office:value-type="float" office:value="2.03742649794062">
            <text:p>2.0374264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LOG([.B113];10)" office:value-type="float" office:value="2.04139268515822">
            <text:p>2.0413926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LOG([.B114];10)" office:value-type="float" office:value="2.04532297878666">
            <text:p>2.0453229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LOG([.B115];10)" office:value-type="float" office:value="2.04921802267018">
            <text:p>2.0492180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LOG([.B116];10)" office:value-type="float" office:value="2.05307844348342">
            <text:p>2.0530784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LOG([.B117];10)" office:value-type="float" office:value="2.05690485133647">
            <text:p>2.0569048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LOG([.B118];10)" office:value-type="float" office:value="2.06069784035361">
            <text:p>2.0606978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LOG([.B119];10)" office:value-type="float" office:value="2.06445798922692">
            <text:p>2.0644579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LOG([.B120];10)" office:value-type="float" office:value="2.06818586174616">
            <text:p>2.0681858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LOG([.B121];10)" office:value-type="float" office:value="2.07188200730613">
            <text:p>2.071882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LOG([.B122];10)" office:value-type="float" office:value="2.07554696139253">
            <text:p>2.0755469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LOG([.B123];10)" office:value-type="float" office:value="2.07918124604762">
            <text:p>2.079181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LOG([.B124];10)" office:value-type="float" office:value="2.08278537031645">
            <text:p>2.0827853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LOG([.B125];10)" office:value-type="float" office:value="2.08635983067475">
            <text:p>2.0863598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LOG([.B126];10)" office:value-type="float" office:value="2.0899051114394">
            <text:p>2.0899051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LOG([.B127];10)" office:value-type="float" office:value="2.09342168516224">
            <text:p>2.0934216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LOG([.B128];10)" office:value-type="float" office:value="2.09691001300806">
            <text:p>2.09691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LOG([.B129];10)" office:value-type="float" office:value="2.10037054511756">
            <text:p>2.1003705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LOG([.B130];10)" office:value-type="float" office:value="2.10380372095596">
            <text:p>2.103803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LOG([.B131];10)" office:value-type="float" office:value="2.10720996964787">
            <text:p>2.1072099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LOG([.B132];10)" office:value-type="float" office:value="2.11058971029925">
            <text:p>2.1105897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LOG([.B133];10)" office:value-type="float" office:value="2.11394335230684">
            <text:p>2.1139433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LOG([.B134];10)" office:value-type="float" office:value="2.11727129565576">
            <text:p>2.1172712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LOG([.B135];10)" office:value-type="float" office:value="2.12057393120585">
            <text:p>2.1205739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LOG([.B136];10)" office:value-type="float" office:value="2.12385164096709">
            <text:p>2.123851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LOG([.B137];10)" office:value-type="float" office:value="2.12710479836481">
            <text:p>2.1271047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LOG([.B138];10)" office:value-type="float" office:value="2.13033376849501">
            <text:p>2.1303337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LOG([.B139];10)" office:value-type="float" office:value="2.13353890837022">
            <text:p>2.1335389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LOG([.B140];10)" office:value-type="float" office:value="2.13672056715641">
            <text:p>2.1367205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LOG([.B141];10)" office:value-type="float" office:value="2.13987908640124">
            <text:p>2.1398790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LOG([.B142];10)" office:value-type="float" office:value="2.14301480025409">
            <text:p>2.1430148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LOG([.B143];10)" office:value-type="float" office:value="2.14612803567824">
            <text:p>2.1461280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LOG([.B144];10)" office:value-type="float" office:value="2.14921911265538">
            <text:p>2.149219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LOG([.B145];10)" office:value-type="float" office:value="2.15228834438306">
            <text:p>2.1522883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LOG([.B146];10)" office:value-type="float" office:value="2.15533603746506">
            <text:p>2.1553360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LOG([.B147];10)" office:value-type="float" office:value="2.15836249209525">
            <text:p>2.158362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LOG([.B148];10)" office:value-type="float" office:value="2.16136800223497">
            <text:p>2.161368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LOG([.B149];10)" office:value-type="float" office:value="2.16435285578444">
            <text:p>2.1643528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LOG([.B150];10)" office:value-type="float" office:value="2.16731733474818">
            <text:p>2.1673173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LOG([.B151];10)" office:value-type="float" office:value="2.17026171539496">
            <text:p>2.1702617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LOG([.B152];10)" office:value-type="float" office:value="2.17318626841227">
            <text:p>2.1731862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LOG([.B153];10)" office:value-type="float" office:value="2.17609125905568">
            <text:p>2.1760912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LOG([.B154];10)" office:value-type="float" office:value="2.17897694729317">
            <text:p>2.1789769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LOG([.B155];10)" office:value-type="float" office:value="2.18184358794477">
            <text:p>2.1818435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LOG([.B156];10)" office:value-type="float" office:value="2.1846914308176">
            <text:p>2.1846914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LOG([.B157];10)" office:value-type="float" office:value="2.18752072083646">
            <text:p>2.187520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LOG([.B158];10)" office:value-type="float" office:value="2.19033169817029">
            <text:p>2.1903316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LOG([.B159];10)" office:value-type="float" office:value="2.19312459835446">
            <text:p>2.1931245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LOG([.B160];10)" office:value-type="float" office:value="2.19589965240923">
            <text:p>2.1958996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LOG([.B161];10)" office:value-type="float" office:value="2.19865708695442">
            <text:p>2.198657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LOG([.B162];10)" office:value-type="float" office:value="2.20139712432045">
            <text:p>2.2013971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LOG([.B163];10)" office:value-type="float" office:value="2.20411998265592">
            <text:p>2.2041199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LOG([.B164];10)" office:value-type="float" office:value="2.20682587603185">
            <text:p>2.206825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LOG([.B165];10)" office:value-type="float" office:value="2.20951501454263">
            <text:p>2.2095150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LOG([.B166];10)" office:value-type="float" office:value="2.21218760440396">
            <text:p>2.212187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LOG([.B167];10)" office:value-type="float" office:value="2.2148438480477">
            <text:p>2.214843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LOG([.B168];10)" office:value-type="float" office:value="2.21748394421391">
            <text:p>2.2174839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LOG([.B169];10)" office:value-type="float" office:value="2.22010808804005">
            <text:p>2.22010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LOG([.B170];10)" office:value-type="float" office:value="2.22271647114758">
            <text:p>2.2227164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LOG([.B171];10)" office:value-type="float" office:value="2.22530928172586">
            <text:p>2.22530928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LOG([.B172];10)" office:value-type="float" office:value="2.22788670461367">
            <text:p>2.2278867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LOG([.B173];10)" office:value-type="float" office:value="2.23044892137827">
            <text:p>2.230448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LOG([.B174];10)" office:value-type="float" office:value="2.23299611039215">
            <text:p>2.232996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LOG([.B175];10)" office:value-type="float" office:value="2.23552844690755">
            <text:p>2.2355284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LOG([.B176];10)" office:value-type="float" office:value="2.2380461031288">
            <text:p>2.2380461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LOG([.B177];10)" office:value-type="float" office:value="2.2405492482826">
            <text:p>2.2405492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LOG([.B178];10)" office:value-type="float" office:value="2.24303804868629">
            <text:p>2.2430380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LOG([.B179];10)" office:value-type="float" office:value="2.24551266781415">
            <text:p>2.2455126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LOG([.B180];10)" office:value-type="float" office:value="2.24797326636181">
            <text:p>2.2479732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LOG([.B181];10)" office:value-type="float" office:value="2.25042000230889">
            <text:p>2.250420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LOG([.B182];10)" office:value-type="float" office:value="2.25285303097989">
            <text:p>2.252853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LOG([.B183];10)" office:value-type="float" office:value="2.25527250510331">
            <text:p>2.2552725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LOG([.B184];10)" office:value-type="float" office:value="2.25767857486918">
            <text:p>2.2576785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LOG([.B185];10)" office:value-type="float" office:value="2.26007138798507">
            <text:p>2.260071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LOG([.B186];10)" office:value-type="float" office:value="2.26245108973043">
            <text:p>2.2624510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LOG([.B187];10)" office:value-type="float" office:value="2.26481782300954">
            <text:p>2.264817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LOG([.B188];10)" office:value-type="float" office:value="2.26717172840301">
            <text:p>2.2671717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LOG([.B189];10)" office:value-type="float" office:value="2.26951294421792">
            <text:p>2.2695129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LOG([.B190];10)" office:value-type="float" office:value="2.2718416065365">
            <text:p>2.2718416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LOG([.B191];10)" office:value-type="float" office:value="2.27415784926368">
            <text:p>2.2741578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LOG([.B192];10)" office:value-type="float" office:value="2.27646180417324">
            <text:p>2.276461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LOG([.B193];10)" office:value-type="float" office:value="2.27875360095283">
            <text:p>2.278753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LOG([.B194];10)" office:value-type="float" office:value="2.28103336724773">
            <text:p>2.2810333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LOG([.B195];10)" office:value-type="float" office:value="2.28330122870355">
            <text:p>2.2833012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LOG([.B196];10)" office:value-type="float" office:value="2.28555730900777">
            <text:p>2.285557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LOG([.B197];10)" office:value-type="float" office:value="2.28780172993023">
            <text:p>2.2878017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LOG([.B198];10)" office:value-type="float" office:value="2.29003461136252">
            <text:p>2.290034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LOG([.B199];10)" office:value-type="float" office:value="2.29225607135648">
            <text:p>2.2922560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LOG([.B200];10)" office:value-type="float" office:value="2.29446622616159">
            <text:p>2.2944662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LOG([.B201];10)" office:value-type="float" office:value="2.29666519026153">
            <text:p>2.2966651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LOG([.B202];10)" office:value-type="float" office:value="2.29885307640971">
            <text:p>2.2988530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LOG([.B203];10)" office:value-type="float" office:value="2.30102999566398">
            <text:p>2.3010299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LOG([.B204];10)" office:value-type="float" office:value="2.30319605742049">
            <text:p>2.3031960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LOG([.B205];10)" office:value-type="float" office:value="2.30535136944662">
            <text:p>2.3053513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LOG([.B206];10)" office:value-type="float" office:value="2.30749603791321">
            <text:p>2.3074960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LOG([.B207];10)" office:value-type="float" office:value="2.3096301674259">
            <text:p>2.3096301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LOG([.B208];10)" office:value-type="float" office:value="2.31175386105575">
            <text:p>2.3117538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LOG([.B209];10)" office:value-type="float" office:value="2.31386722036915">
            <text:p>2.3138672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LOG([.B210];10)" office:value-type="float" office:value="2.31597034545692">
            <text:p>2.3159703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LOG([.B211];10)" office:value-type="float" office:value="2.31806333496276">
            <text:p>2.318063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LOG([.B212];10)" office:value-type="float" office:value="2.32014628611105">
            <text:p>2.320146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LOG([.B213];10)" office:value-type="float" office:value="2.32221929473392">
            <text:p>2.3222192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LOG([.B214];10)" office:value-type="float" office:value="2.32428245529769">
            <text:p>2.324282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LOG([.B215];10)" office:value-type="float" office:value="2.32633586092875">
            <text:p>2.3263358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LOG([.B216];10)" office:value-type="float" office:value="2.32837960343874">
            <text:p>2.328379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LOG([.B217];10)" office:value-type="float" office:value="2.33041377334919">
            <text:p>2.3304137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LOG([.B218];10)" office:value-type="float" office:value="2.3324384599156">
            <text:p>2.3324384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LOG([.B219];10)" office:value-type="float" office:value="2.33445375115093">
            <text:p>2.3344537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LOG([.B220];10)" office:value-type="float" office:value="2.33645973384853">
            <text:p>2.3364597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LOG([.B221];10)" office:value-type="float" office:value="2.3384564936046">
            <text:p>2.3384564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LOG([.B222];10)" office:value-type="float" office:value="2.34044411484012">
            <text:p>2.3404441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LOG([.B223];10)" office:value-type="float" office:value="2.34242268082221">
            <text:p>2.342422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LOG([.B224];10)" office:value-type="float" office:value="2.34439227368511">
            <text:p>2.3443922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LOG([.B225];10)" office:value-type="float" office:value="2.34635297445064">
            <text:p>2.3463529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LOG([.B226];10)" office:value-type="float" office:value="2.34830486304816">
            <text:p>2.348304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LOG([.B227];10)" office:value-type="float" office:value="2.35024801833416">
            <text:p>2.3502480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LOG([.B228];10)" office:value-type="float" office:value="2.35218251811136">
            <text:p>2.3521825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LOG([.B229];10)" office:value-type="float" office:value="2.3541084391474">
            <text:p>2.3541084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LOG([.B230];10)" office:value-type="float" office:value="2.35602585719312">
            <text:p>2.3560258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LOG([.B231];10)" office:value-type="float" office:value="2.35793484700045">
            <text:p>2.357934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LOG([.B232];10)" office:value-type="float" office:value="2.35983548233989">
            <text:p>2.3598354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LOG([.B233];10)" office:value-type="float" office:value="2.36172783601759">
            <text:p>2.361727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LOG([.B234];10)" office:value-type="float" office:value="2.36361197989214">
            <text:p>2.3636119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LOG([.B235];10)" office:value-type="float" office:value="2.3654879848909">
            <text:p>2.3654879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LOG([.B236];10)" office:value-type="float" office:value="2.36735592102602">
            <text:p>2.367355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LOG([.B237];10)" office:value-type="float" office:value="2.36921585741014">
            <text:p>2.3692158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LOG([.B238];10)" office:value-type="float" office:value="2.37106786227174">
            <text:p>2.3710678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LOG([.B239];10)" office:value-type="float" office:value="2.37291200297011">
            <text:p>2.372912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LOG([.B240];10)" office:value-type="float" office:value="2.3747483460101">
            <text:p>2.374748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LOG([.B241];10)" office:value-type="float" office:value="2.37657695705651">
            <text:p>2.3765769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LOG([.B242];10)" office:value-type="float" office:value="2.37839790094814">
            <text:p>2.3783979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LOG([.B243];10)" office:value-type="float" office:value="2.38021124171161">
            <text:p>2.3802112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LOG([.B244];10)" office:value-type="float" office:value="2.38201704257487">
            <text:p>2.3820170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LOG([.B245];10)" office:value-type="float" office:value="2.38381536598043">
            <text:p>2.383815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LOG([.B246];10)" office:value-type="float" office:value="2.38560627359831">
            <text:p>2.3856062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LOG([.B247];10)" office:value-type="float" office:value="2.38738982633873">
            <text:p>2.3873898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LOG([.B248];10)" office:value-type="float" office:value="2.38916608436453">
            <text:p>2.3891660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LOG([.B249];10)" office:value-type="float" office:value="2.39093510710338">
            <text:p>2.3909351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LOG([.B250];10)" office:value-type="float" office:value="2.39269695325967">
            <text:p>2.3926969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LOG([.B251];10)" office:value-type="float" office:value="2.39445168082622">
            <text:p>2.394451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LOG([.B252];10)" office:value-type="float" office:value="2.39619934709574">
            <text:p>2.3961993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LOG([.B253];10)" office:value-type="float" office:value="2.39794000867204">
            <text:p>2.397940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LOG([.B254];10)" office:value-type="float" office:value="2.39967372148104">
            <text:p>2.3996737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LOG([.B255];10)" office:value-type="float" office:value="2.40140054078154">
            <text:p>2.4014005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LOG([.B256];10)" office:value-type="float" office:value="2.40312052117582">
            <text:p>2.4031205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LOG([.B257];10)" office:value-type="float" office:value="2.40483371661994">
            <text:p>2.4048337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LOG([.B258];10)" office:value-type="float" office:value="2.40654018043395">
            <text:p>2.4065401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LOG([.B259];10)" office:value-type="float" office:value="2.40823996531185">
            <text:p>2.4082399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LOG([.B260];10)" office:value-type="float" office:value="2.40993312333129">
            <text:p>2.4099331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LOG([.B261];10)" office:value-type="float" office:value="2.41161970596323">
            <text:p>2.411619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LOG([.B262];10)" office:value-type="float" office:value="2.41329976408125">
            <text:p>2.4132997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LOG([.B263];10)" office:value-type="float" office:value="2.41497334797082">
            <text:p>2.414973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LOG([.B264];10)" office:value-type="float" office:value="2.41664050733828">
            <text:p>2.4166405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LOG([.B265];10)" office:value-type="float" office:value="2.41830129131975">
            <text:p>2.4183012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LOG([.B266];10)" office:value-type="float" office:value="2.41995574848976">
            <text:p>2.4199557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LOG([.B267];10)" office:value-type="float" office:value="2.42160392686983">
            <text:p>2.4216039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LOG([.B268];10)" office:value-type="float" office:value="2.42324587393681">
            <text:p>2.4232458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LOG([.B269];10)" office:value-type="float" office:value="2.42488163663107">
            <text:p>2.4248816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LOG([.B270];10)" office:value-type="float" office:value="2.42651126136457">
            <text:p>2.4265112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LOG([.B271];10)" office:value-type="float" office:value="2.42813479402879">
            <text:p>2.42813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LOG([.B272];10)" office:value-type="float" office:value="2.42975228000241">
            <text:p>2.42975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LOG([.B273];10)" office:value-type="float" office:value="2.43136376415899">
            <text:p>2.4313637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LOG([.B274];10)" office:value-type="float" office:value="2.43296929087441">
            <text:p>2.4329692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LOG([.B275];10)" office:value-type="float" office:value="2.4345689040342">
            <text:p>2.434568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LOG([.B276];10)" office:value-type="float" office:value="2.43616264704076">
            <text:p>2.436162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LOG([.B277];10)" office:value-type="float" office:value="2.43775056282039">
            <text:p>2.4377505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LOG([.B278];10)" office:value-type="float" office:value="2.43933269383026">
            <text:p>2.4393326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LOG([.B279];10)" office:value-type="float" office:value="2.44090908206522">
            <text:p>2.4409090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LOG([.B280];10)" office:value-type="float" office:value="2.44247976906445">
            <text:p>2.4424797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LOG([.B281];10)" office:value-type="float" office:value="2.44404479591808">
            <text:p>2.4440447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LOG([.B282];10)" office:value-type="float" office:value="2.4456042032736">
            <text:p>2.445604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LOG([.B283];10)" office:value-type="float" office:value="2.44715803134222">
            <text:p>2.4471580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LOG([.B284];10)" office:value-type="float" office:value="2.44870631990508">
            <text:p>2.4487063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LOG([.B285];10)" office:value-type="float" office:value="2.45024910831936">
            <text:p>2.4502491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LOG([.B286];10)" office:value-type="float" office:value="2.45178643552429">
            <text:p>2.4517864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LOG([.B287];10)" office:value-type="float" office:value="2.45331834004704">
            <text:p>2.45331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LOG([.B288];10)" office:value-type="float" office:value="2.45484486000851">
            <text:p>2.45484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LOG([.B289];10)" office:value-type="float" office:value="2.45636603312904">
            <text:p>2.4563660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LOG([.B290];10)" office:value-type="float" office:value="2.45788189673399">
            <text:p>2.4578818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LOG([.B291];10)" office:value-type="float" office:value="2.45939248775923">
            <text:p>2.4593924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LOG([.B292];10)" office:value-type="float" office:value="2.46089784275655">
            <text:p>2.4608978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LOG([.B293];10)" office:value-type="float" office:value="2.46239799789896">
            <text:p>2.462397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LOG([.B294];10)" office:value-type="float" office:value="2.46389298898591">
            <text:p>2.463892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LOG([.B295];10)" office:value-type="float" office:value="2.46538285144842">
            <text:p>2.4653828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LOG([.B296];10)" office:value-type="float" office:value="2.46686762035411">
            <text:p>2.4668676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LOG([.B297];10)" office:value-type="float" office:value="2.46834733041216">
            <text:p>2.4683473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LOG([.B298];10)" office:value-type="float" office:value="2.46982201597816">
            <text:p>2.46982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LOG([.B299];10)" office:value-type="float" office:value="2.47129171105894">
            <text:p>2.4712917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LOG([.B300];10)" office:value-type="float" office:value="2.47275644931721">
            <text:p>2.4727564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LOG([.B301];10)" office:value-type="float" office:value="2.47421626407626">
            <text:p>2.4742162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LOG([.B302];10)" office:value-type="float" office:value="2.47567118832443">
            <text:p>2.4756711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LOG([.B303];10)" office:value-type="float" office:value="2.47712125471966">
            <text:p>2.4771212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LOG([.B304];10)" office:value-type="float" office:value="2.47856649559384">
            <text:p>2.4785664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LOG([.B305];10)" office:value-type="float" office:value="2.48000694295715">
            <text:p>2.480006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LOG([.B306];10)" office:value-type="float" office:value="2.4814426285023">
            <text:p>2.4814426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LOG([.B307];10)" office:value-type="float" office:value="2.48287358360875">
            <text:p>2.4828735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LOG([.B308];10)" office:value-type="float" office:value="2.48429983934679">
            <text:p>2.4842998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LOG([.B309];10)" office:value-type="float" office:value="2.48572142648158">
            <text:p>2.4857214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LOG([.B310];10)" office:value-type="float" office:value="2.48713837547719">
            <text:p>2.487138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LOG([.B311];10)" office:value-type="float" office:value="2.48855071650044">
            <text:p>2.4885507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LOG([.B312];10)" office:value-type="float" office:value="2.48995847942483">
            <text:p>2.489958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LOG([.B313];10)" office:value-type="float" office:value="2.49136169383427">
            <text:p>2.4913616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LOG([.B314];10)" office:value-type="float" office:value="2.49276038902684">
            <text:p>2.492760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LOG([.B315];10)" office:value-type="float" office:value="2.49415459401844">
            <text:p>2.494154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LOG([.B316];10)" office:value-type="float" office:value="2.49554433754645">
            <text:p>2.4955443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LOG([.B317];10)" office:value-type="float" office:value="2.49692964807321">
            <text:p>2.4969296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LOG([.B318];10)" office:value-type="float" office:value="2.4983105537896">
            <text:p>2.4983105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LOG([.B319];10)" office:value-type="float" office:value="2.4996870826184">
            <text:p>2.4996870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LOG([.B320];10)" office:value-type="float" office:value="2.50105926221775">
            <text:p>2.5010592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LOG([.B321];10)" office:value-type="float" office:value="2.50242711998443">
            <text:p>2.50242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LOG([.B322];10)" office:value-type="float" office:value="2.50379068305718">
            <text:p>2.5037906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LOG([.B323];10)" office:value-type="float" office:value="2.50514997831991">
            <text:p>2.5051499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LOG([.B324];10)" office:value-type="float" office:value="2.50650503240487">
            <text:p>2.5065050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LOG([.B325];10)" office:value-type="float" office:value="2.50785587169583">
            <text:p>2.5078558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LOG([.B326];10)" office:value-type="float" office:value="2.5092025223311">
            <text:p>2.5092025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LOG([.B327];10)" office:value-type="float" office:value="2.51054501020661">
            <text:p>2.510545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LOG([.B328];10)" office:value-type="float" office:value="2.51188336097887">
            <text:p>2.511883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LOG([.B329];10)" office:value-type="float" office:value="2.51321760006794">
            <text:p>2.5132176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LOG([.B330];10)" office:value-type="float" office:value="2.51454775266029">
            <text:p>2.5145477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LOG([.B331];10)" office:value-type="float" office:value="2.51587384371168">
            <text:p>2.5158738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LOG([.B332];10)" office:value-type="float" office:value="2.51719589794997">
            <text:p>2.5171958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LOG([.B333];10)" office:value-type="float" office:value="2.51851393987789">
            <text:p>2.5185139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LOG([.B334];10)" office:value-type="float" office:value="2.51982799377572">
            <text:p>2.519827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LOG([.B335];10)" office:value-type="float" office:value="2.52113808370404">
            <text:p>2.5211380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LOG([.B336];10)" office:value-type="float" office:value="2.52244423350632">
            <text:p>2.522444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LOG([.B337];10)" office:value-type="float" office:value="2.52374646681156">
            <text:p>2.5237464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LOG([.B338];10)" office:value-type="float" office:value="2.52504480703684">
            <text:p>2.525044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LOG([.B339];10)" office:value-type="float" office:value="2.52633927738984">
            <text:p>2.5263392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LOG([.B340];10)" office:value-type="float" office:value="2.52762990087134">
            <text:p>2.5276299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LOG([.B341];10)" office:value-type="float" office:value="2.52891670027765">
            <text:p>2.5289167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LOG([.B342];10)" office:value-type="float" office:value="2.53019969820308">
            <text:p>2.5301996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LOG([.B343];10)" office:value-type="float" office:value="2.53147891704225">
            <text:p>2.531478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LOG([.B344];10)" office:value-type="float" office:value="2.5327543789925">
            <text:p>2.532754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LOG([.B345];10)" office:value-type="float" office:value="2.53402610605613">
            <text:p>2.5340261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LOG([.B346];10)" office:value-type="float" office:value="2.53529412004277">
            <text:p>2.53529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LOG([.B347];10)" office:value-type="float" office:value="2.53655844257153">
            <text:p>2.5365584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LOG([.B348];10)" office:value-type="float" office:value="2.53781909507327">
            <text:p>2.5378190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LOG([.B349];10)" office:value-type="float" office:value="2.53907609879278">
            <text:p>2.5390760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LOG([.B350];10)" office:value-type="float" office:value="2.54032947479087">
            <text:p>2.5403294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LOG([.B351];10)" office:value-type="float" office:value="2.54157924394658">
            <text:p>2.5415792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LOG([.B352];10)" office:value-type="float" office:value="2.54282542695918">
            <text:p>2.542825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LOG([.B353];10)" office:value-type="float" office:value="2.54406804435028">
            <text:p>2.5440680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LOG([.B354];10)" office:value-type="float" office:value="2.54530711646582">
            <text:p>2.5453071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LOG([.B355];10)" office:value-type="float" office:value="2.54654266347813">
            <text:p>2.5465426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LOG([.B356];10)" office:value-type="float" office:value="2.54777470538782">
            <text:p>2.547774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LOG([.B357];10)" office:value-type="float" office:value="2.54900326202579">
            <text:p>2.549003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LOG([.B358];10)" office:value-type="float" office:value="2.55022835305509">
            <text:p>2.5502283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LOG([.B359];10)" office:value-type="float" office:value="2.55144999797287">
            <text:p>2.551449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LOG([.B360];10)" office:value-type="float" office:value="2.55266821611219">
            <text:p>2.5526682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LOG([.B361];10)" office:value-type="float" office:value="2.55388302664387">
            <text:p>2.5538830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LOG([.B362];10)" office:value-type="float" office:value="2.55509444857832">
            <text:p>2.5550944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LOG([.B363];10)" office:value-type="float" office:value="2.55630250076729">
            <text:p>2.556302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LOG([.B364];10)" office:value-type="float" office:value="2.55750720190566">
            <text:p>2.557507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LOG([.B365];10)" office:value-type="float" office:value="2.55870857053317">
            <text:p>2.5587085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LOG([.B366];10)" office:value-type="float" office:value="2.55990662503611">
            <text:p>2.559906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LOG([.B367];10)" office:value-type="float" office:value="2.56110138364906">
            <text:p>2.5611013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LOG([.B368];10)" office:value-type="float" office:value="2.56229286445647">
            <text:p>2.5622928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formula="of:=LOG([.B369];10)" office:value-type="float" office:value="2.56348108539441">
            <text:p>2.5634810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formula="of:=LOG([.B370];10)" office:value-type="float" office:value="2.56466606425209">
            <text:p>2.5646660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formula="of:=LOG([.B371];10)" office:value-type="float" office:value="2.56584781867352">
            <text:p>2.5658478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formula="of:=LOG([.B372];10)" office:value-type="float" office:value="2.56702636615906">
            <text:p>2.5670263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formula="of:=LOG([.B373];10)" office:value-type="float" office:value="2.56820172406699">
            <text:p>2.5682017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formula="of:=LOG([.B374];10)" office:value-type="float" office:value="2.56937390961505">
            <text:p>2.5693739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formula="of:=LOG([.B375];10)" office:value-type="float" office:value="2.5705429398819">
            <text:p>2.5705429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formula="of:=LOG([.B376];10)" office:value-type="float" office:value="2.57170883180869">
            <text:p>2.5717088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formula="of:=LOG([.B377];10)" office:value-type="float" office:value="2.57287160220048">
            <text:p>2.572871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formula="of:=LOG([.B378];10)" office:value-type="float" office:value="2.57403126772772">
            <text:p>2.5740312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formula="of:=LOG([.B379];10)" office:value-type="float" office:value="2.57518784492766">
            <text:p>2.5751878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formula="of:=LOG([.B380];10)" office:value-type="float" office:value="2.57634135020579">
            <text:p>2.5763413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formula="of:=LOG([.B381];10)" office:value-type="float" office:value="2.57749179983722">
            <text:p>2.5774917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formula="of:=LOG([.B382];10)" office:value-type="float" office:value="2.57863920996807">
            <text:p>2.57863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formula="of:=LOG([.B383];10)" office:value-type="float" office:value="2.57978359661681">
            <text:p>2.5797835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LOG([.B384];10)" office:value-type="float" office:value="2.58092497567562">
            <text:p>2.5809249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formula="of:=LOG([.B385];10)" office:value-type="float" office:value="2.58206336291171">
            <text:p>2.5820633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formula="of:=LOG([.B386];10)" office:value-type="float" office:value="2.58319877396862">
            <text:p>2.583198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formula="of:=LOG([.B387];10)" office:value-type="float" office:value="2.58433122436753">
            <text:p>2.5843312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formula="of:=LOG([.B388];10)" office:value-type="float" office:value="2.5854607295085">
            <text:p>2.5854607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formula="of:=LOG([.B389];10)" office:value-type="float" office:value="2.58658730467175">
            <text:p>2.5865873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formula="of:=LOG([.B390];10)" office:value-type="float" office:value="2.58771096501891">
            <text:p>2.587710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formula="of:=LOG([.B391];10)" office:value-type="float" office:value="2.58883172559421">
            <text:p>2.5888317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formula="of:=LOG([.B392];10)" office:value-type="float" office:value="2.58994960132571">
            <text:p>2.589949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formula="of:=LOG([.B393];10)" office:value-type="float" office:value="2.5910646070265">
            <text:p>2.591064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formula="of:=LOG([.B394];10)" office:value-type="float" office:value="2.59217675739587">
            <text:p>2.592176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formula="of:=LOG([.B395];10)" office:value-type="float" office:value="2.59328606702046">
            <text:p>2.593286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formula="of:=LOG([.B396];10)" office:value-type="float" office:value="2.59439255037543">
            <text:p>2.5943925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formula="of:=LOG([.B397];10)" office:value-type="float" office:value="2.59549622182557">
            <text:p>2.5954962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formula="of:=LOG([.B398];10)" office:value-type="float" office:value="2.59659709562646">
            <text:p>2.5965970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formula="of:=LOG([.B399];10)" office:value-type="float" office:value="2.59769518592551">
            <text:p>2.5976951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formula="of:=LOG([.B400];10)" office:value-type="float" office:value="2.59879050676312">
            <text:p>2.5987905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formula="of:=LOG([.B401];10)" office:value-type="float" office:value="2.59988307207369">
            <text:p>2.5998830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formula="of:=LOG([.B402];10)" office:value-type="float" office:value="2.60097289568675">
            <text:p>2.6009728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LOG([.B403];10)" office:value-type="float" office:value="2.60205999132796">
            <text:p>2.6020599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formula="of:=LOG([.B404];10)" office:value-type="float" office:value="2.60314437262018">
            <text:p>2.6031443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formula="of:=LOG([.B405];10)" office:value-type="float" office:value="2.60422605308447">
            <text:p>2.6042260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formula="of:=LOG([.B406];10)" office:value-type="float" office:value="2.60530504614111">
            <text:p>2.6053050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formula="of:=LOG([.B407];10)" office:value-type="float" office:value="2.6063813651106">
            <text:p>2.606381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formula="of:=LOG([.B408];10)" office:value-type="float" office:value="2.60745502321467">
            <text:p>2.6074550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formula="of:=LOG([.B409];10)" office:value-type="float" office:value="2.60852603357719">
            <text:p>2.6085260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formula="of:=LOG([.B410];10)" office:value-type="float" office:value="2.60959440922522">
            <text:p>2.609594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formula="of:=LOG([.B411];10)" office:value-type="float" office:value="2.61066016308988">
            <text:p>2.6106601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formula="of:=LOG([.B412];10)" office:value-type="float" office:value="2.61172330800734">
            <text:p>2.611723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formula="of:=LOG([.B413];10)" office:value-type="float" office:value="2.61278385671974">
            <text:p>2.6127838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formula="of:=LOG([.B414];10)" office:value-type="float" office:value="2.61384182187607">
            <text:p>2.6138418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formula="of:=LOG([.B415];10)" office:value-type="float" office:value="2.61489721603313">
            <text:p>2.614897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formula="of:=LOG([.B416];10)" office:value-type="float" office:value="2.6159500516564">
            <text:p>2.6159500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formula="of:=LOG([.B417];10)" office:value-type="float" office:value="2.6170003411209">
            <text:p>2.6170003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formula="of:=LOG([.B418];10)" office:value-type="float" office:value="2.61804809671209">
            <text:p>2.6180480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formula="of:=LOG([.B419];10)" office:value-type="float" office:value="2.61909333062674">
            <text:p>2.6190933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formula="of:=LOG([.B420];10)" office:value-type="float" office:value="2.62013605497376">
            <text:p>2.62013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formula="of:=LOG([.B421];10)" office:value-type="float" office:value="2.62117628177503">
            <text:p>2.6211762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formula="of:=LOG([.B422];10)" office:value-type="float" office:value="2.6222140229663">
            <text:p>2.62221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formula="of:=LOG([.B423];10)" office:value-type="float" office:value="2.6232492903979">
            <text:p>2.6232492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formula="of:=LOG([.B424];10)" office:value-type="float" office:value="2.62428209583567">
            <text:p>2.6242820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formula="of:=LOG([.B425];10)" office:value-type="float" office:value="2.62531245096167">
            <text:p>2.625312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formula="of:=LOG([.B426];10)" office:value-type="float" office:value="2.62634036737504">
            <text:p>2.6263403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formula="of:=LOG([.B427];10)" office:value-type="float" office:value="2.62736585659273">
            <text:p>2.6273658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formula="of:=LOG([.B428];10)" office:value-type="float" office:value="2.62838893005031">
            <text:p>2.6283889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formula="of:=LOG([.B429];10)" office:value-type="float" office:value="2.62940959910272">
            <text:p>2.6294095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formula="of:=LOG([.B430];10)" office:value-type="float" office:value="2.63042787502502">
            <text:p>2.630427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formula="of:=LOG([.B431];10)" office:value-type="float" office:value="2.63144376901317">
            <text:p>2.631443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formula="of:=LOG([.B432];10)" office:value-type="float" office:value="2.63245729218472">
            <text:p>2.6324572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formula="of:=LOG([.B433];10)" office:value-type="float" office:value="2.63346845557959">
            <text:p>2.6334684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formula="of:=LOG([.B434];10)" office:value-type="float" office:value="2.63447727016073">
            <text:p>2.63447727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formula="of:=LOG([.B435];10)" office:value-type="float" office:value="2.63548374681491">
            <text:p>2.6354837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formula="of:=LOG([.B436];10)" office:value-type="float" office:value="2.63648789635336">
            <text:p>2.6364878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formula="of:=LOG([.B437];10)" office:value-type="float" office:value="2.63748972951251">
            <text:p>2.6374897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formula="of:=LOG([.B438];10)" office:value-type="float" office:value="2.63848925695464">
            <text:p>2.638489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formula="of:=LOG([.B439];10)" office:value-type="float" office:value="2.63948648926859">
            <text:p>2.6394864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formula="of:=LOG([.B440];10)" office:value-type="float" office:value="2.64048143697042">
            <text:p>2.64048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formula="of:=LOG([.B441];10)" office:value-type="float" office:value="2.6414741105041">
            <text:p>2.6414741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formula="of:=LOG([.B442];10)" office:value-type="float" office:value="2.64246452024212">
            <text:p>2.6424645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formula="of:=LOG([.B443];10)" office:value-type="float" office:value="2.64345267648619">
            <text:p>2.6434526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formula="of:=LOG([.B444];10)" office:value-type="float" office:value="2.64443858946784">
            <text:p>2.6444385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formula="of:=LOG([.B445];10)" office:value-type="float" office:value="2.64542226934909">
            <text:p>2.6454222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formula="of:=LOG([.B446];10)" office:value-type="float" office:value="2.64640372622307">
            <text:p>2.6464037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formula="of:=LOG([.B447];10)" office:value-type="float" office:value="2.64738297011462">
            <text:p>2.6473829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formula="of:=LOG([.B448];10)" office:value-type="float" office:value="2.64836001098093">
            <text:p>2.64836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formula="of:=LOG([.B449];10)" office:value-type="float" office:value="2.64933485871214">
            <text:p>2.6493348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formula="of:=LOG([.B450];10)" office:value-type="float" office:value="2.65030752313194">
            <text:p>2.6503075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formula="of:=LOG([.B451];10)" office:value-type="float" office:value="2.65127801399814">
            <text:p>2.65127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formula="of:=LOG([.B452];10)" office:value-type="float" office:value="2.65224634100332">
            <text:p>2.652246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formula="of:=LOG([.B453];10)" office:value-type="float" office:value="2.65321251377534">
            <text:p>2.6532125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formula="of:=LOG([.B454];10)" office:value-type="float" office:value="2.65417654187796">
            <text:p>2.6541765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formula="of:=LOG([.B455];10)" office:value-type="float" office:value="2.65513843481138">
            <text:p>2.6551384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formula="of:=LOG([.B456];10)" office:value-type="float" office:value="2.65609820201283">
            <text:p>2.656098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formula="of:=LOG([.B457];10)" office:value-type="float" office:value="2.6570558528571">
            <text:p>2.6570558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formula="of:=LOG([.B458];10)" office:value-type="float" office:value="2.65801139665711">
            <text:p>2.658011396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10/24/2018</text:date>, <text:time>15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Davis</meta:initial-creator>
    <meta:creation-date>2018-10-24T15:17:21.59</meta:creation-date>
    <dc:date>2018-10-24T15:29:04.73</dc:date>
    <dc:creator>Zachary Davis</dc:creator>
    <meta:editing-duration>PT11M43S</meta:editing-duration>
    <meta:editing-cycles>1</meta:editing-cycles>
    <meta:document-statistic meta:table-count="3" meta:cell-count="912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Stepper Motor Speed via Potentiometer</text:p>
        </chart:title>
        <chart:plot-area chart:style-name="ch3" table:cell-range-address="Sheet1.C3:Sheet1.C458" chart:data-source-has-labels="row" svg:x="1.358cm" svg:y="1.635cm" svg:width="14.002cm" svg:height="6.177cm">
          <chartooo:coordinate-region svg:x="1.358cm" svg:y="1.635cm" svg:width="14.002cm" svg:height="6.177cm"/>
          <chart:axis chart:dimension="x" chart:name="primary-x" chart:style-name="ch4">
            <chart:title svg:x="5.365cm" svg:y="7.993cm" chart:style-name="ch5">
              <text:p>Potentiometer Input Voltage (0% - 100%)</text:p>
            </chart:title>
          </chart:axis>
          <chart:axis chart:dimension="y" chart:name="primary-y" chart:style-name="ch6">
            <chart:title svg:x="0.451cm" svg:y="6.632cm" chart:style-name="ch7">
              <text:p>Motor Speed (0% - 100%)</text:p>
            </chart:title>
            <chart:grid chart:style-name="ch8" chart:class="major"/>
          </chart:axis>
          <chart:series chart:style-name="ch9" chart:values-cell-range-address="Sheet1.C4:Sheet1.C458" chart:label-cell-address="Sheet1.C3:Sheet1.C3" chart:class="chart:line">
            <chart:data-point chart:repeated="4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4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5228834438306">
                <text:p>2.15228834438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9589965240923">
                <text:p>2.195899652409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2271647114758">
                <text:p>2.22271647114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3044892137827">
                <text:p>2.23044892137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4797326636181">
                <text:p>2.24797326636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5767857486918">
                <text:p>2.25767857486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6717172840301">
                <text:p>2.267171728403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6951294421792">
                <text:p>2.269512944217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8103336724773">
                <text:p>2.281033367247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8555730900777">
                <text:p>2.285557309007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8780172993023">
                <text:p>2.28780172993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1386722036915">
                <text:p>2.313867220369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1597034545692">
                <text:p>2.31597034545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2221929473392">
                <text:p>2.322219294733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2837960343874">
                <text:p>2.328379603438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3041377334919">
                <text:p>2.330413773349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324384599156">
                <text:p>2.3324384599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3384564936046">
                <text:p>2.3384564936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4044411484012">
                <text:p>2.34044411484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4830486304816">
                <text:p>2.348304863048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5218251811136">
                <text:p>2.35218251811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5793484700045">
                <text:p>2.357934847000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5983548233989">
                <text:p>2.359835482339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6361197989214">
                <text:p>2.36361197989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921585741014">
                <text:p>2.36921585741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7106786227174">
                <text:p>2.371067862271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7291200297011">
                <text:p>2.372912002970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657695705651">
                <text:p>2.37657695705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839790094814">
                <text:p>2.378397900948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021124171161">
                <text:p>2.38021124171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8201704257487">
                <text:p>2.38201704257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8381536598043">
                <text:p>2.383815365980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8560627359831">
                <text:p>2.385606273598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9445168082622">
                <text:p>2.394451680826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9794000867204">
                <text:p>2.397940008672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0140054078154">
                <text:p>2.401400540781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40823996531185">
                <text:p>2.408239965311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0993312333129">
                <text:p>2.409933123331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1161970596323">
                <text:p>2.411619705963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1329976408125">
                <text:p>2.4132997640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41664050733828">
                <text:p>2.416640507338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41830129131975">
                <text:p>2.418301291319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41995574848976">
                <text:p>2.419955748489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42160392686983">
                <text:p>2.42160392686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42324587393681">
                <text:p>2.423245873936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2651126136457">
                <text:p>2.426511261364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2813479402879">
                <text:p>2.428134794028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2975228000241">
                <text:p>2.429752280002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43136376415899">
                <text:p>2.431363764158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3296929087441">
                <text:p>2.43296929087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3775056282039">
                <text:p>2.43775056282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3933269383026">
                <text:p>2.439332693830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44404479591808">
                <text:p>2.444044795918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456042032736">
                <text:p>2.44560420327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44715803134222">
                <text:p>2.447158031342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44870631990508">
                <text:p>2.44870631990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5024910831936">
                <text:p>2.450249108319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45178643552429">
                <text:p>2.451786435524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45484486000851">
                <text:p>2.45484486000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5636603312904">
                <text:p>2.45636603312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5788189673399">
                <text:p>2.457881896733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5939248775923">
                <text:p>2.459392487759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6239799789896">
                <text:p>2.46239799789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6389298898591">
                <text:p>2.463892988985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6538285144842">
                <text:p>2.465382851448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6834733041216">
                <text:p>2.468347330412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6982201597816">
                <text:p>2.469822015978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7129171105894">
                <text:p>2.471291711058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7275644931721">
                <text:p>2.472756449317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567118832443">
                <text:p>2.475671188324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47856649559384">
                <text:p>2.478566495593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48000694295715">
                <text:p>2.480006942957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4814426285023">
                <text:p>2.4814426285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48287358360875">
                <text:p>2.48287358360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48429983934679">
                <text:p>2.48429983934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48572142648158">
                <text:p>2.485721426481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48713837547719">
                <text:p>2.487138375477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855071650044">
                <text:p>2.488550716500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48995847942483">
                <text:p>2.489958479424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9136169383427">
                <text:p>2.491361693834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49276038902684">
                <text:p>2.492760389026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49554433754645">
                <text:p>2.495544337546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983105537896">
                <text:p>2.49831055378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4996870826184">
                <text:p>2.49968708261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0105926221775">
                <text:p>2.501059262217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0242711998443">
                <text:p>2.502427119984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50379068305718">
                <text:p>2.503790683057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0514997831991">
                <text:p>2.50514997831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0650503240487">
                <text:p>2.506505032404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092025223311">
                <text:p>2.50920252233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1054501020661">
                <text:p>2.510545010206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1188336097887">
                <text:p>2.511883360978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51321760006794">
                <text:p>2.513217600067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1454775266029">
                <text:p>2.514547752660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51587384371168">
                <text:p>2.51587384371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1719589794997">
                <text:p>2.51719589794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51851393987789">
                <text:p>2.518513939877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51982799377572">
                <text:p>2.519827993775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2244423350632">
                <text:p>2.522444233506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2374646681156">
                <text:p>2.523746466811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2504480703684">
                <text:p>2.525044807036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52633927738984">
                <text:p>2.52633927738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2762990087134">
                <text:p>2.52762990087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2891670027765">
                <text:p>2.528916700277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53147891704225">
                <text:p>2.531478917042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5327543789925">
                <text:p>2.53275437899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3402610605613">
                <text:p>2.534026106056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3529412004277">
                <text:p>2.535294120042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3655844257153">
                <text:p>2.536558442571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3781909507327">
                <text:p>2.537819095073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53907609879278">
                <text:p>2.539076098792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54032947479087">
                <text:p>2.540329474790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4157924394658">
                <text:p>2.54157924394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54282542695918">
                <text:p>2.542825426959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54530711646582">
                <text:p>2.545307116465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4777470538782">
                <text:p>2.547774705387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4900326202579">
                <text:p>2.549003262025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55022835305509">
                <text:p>2.550228353055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55266821611219">
                <text:p>2.55266821611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5388302664387">
                <text:p>2.553883026643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55509444857832">
                <text:p>2.555094448578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5750720190566">
                <text:p>2.557507201905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5870857053317">
                <text:p>2.55870857053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55990662503611">
                <text:p>2.559906625036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6229286445647">
                <text:p>2.562292864456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6348108539441">
                <text:p>2.563481085394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6466606425209">
                <text:p>2.564666064252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6584781867352">
                <text:p>2.565847818673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6702636615906">
                <text:p>2.567026366159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6820172406699">
                <text:p>2.568201724066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937390961505">
                <text:p>2.569373909615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705429398819">
                <text:p>2.57054293988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7170883180869">
                <text:p>2.571708831808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7287160220048">
                <text:p>2.57287160220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7403126772772">
                <text:p>2.574031267727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57518784492766">
                <text:p>2.57518784492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7634135020579">
                <text:p>2.57634135020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7749179983722">
                <text:p>2.577491799837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57863920996807">
                <text:p>2.578639209968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8092497567562">
                <text:p>2.580924975675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8206336291171">
                <text:p>2.582063362911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8319877396862">
                <text:p>2.583198773968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8433122436753">
                <text:p>2.584331224367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8658730467175">
                <text:p>2.586587304671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771096501891">
                <text:p>2.587710965018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8883172559421">
                <text:p>2.588831725594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8994960132571">
                <text:p>2.589949601325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9217675739587">
                <text:p>2.592176757395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9328606702046">
                <text:p>2.593286067020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9439255037543">
                <text:p>2.594392550375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9549622182557">
                <text:p>2.59549622182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9659709562646">
                <text:p>2.596597095626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9769518592551">
                <text:p>2.597695185925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9879050676312">
                <text:p>2.59879050676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9988307207369">
                <text:p>2.599883072073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0097289568675">
                <text:p>2.600972895686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0314437262018">
                <text:p>2.603144372620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0530504614111">
                <text:p>2.60530504614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063813651106">
                <text:p>2.60638136511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60745502321467">
                <text:p>2.607455023214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0852603357719">
                <text:p>2.608526033577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0959440922522">
                <text:p>2.609594409225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61066016308988">
                <text:p>2.610660163089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61172330800734">
                <text:p>2.611723308007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1278385671974">
                <text:p>2.612783856719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1384182187607">
                <text:p>2.613841821876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1489721603313">
                <text:p>2.614897216033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159500516564">
                <text:p>2.61595005165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170003411209">
                <text:p>2.6170003411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62013605497376">
                <text:p>2.620136054973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222140229663">
                <text:p>2.62221402296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232492903979">
                <text:p>2.6232492903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2428209583567">
                <text:p>2.624282095835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62736585659273">
                <text:p>2.627365856592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2838893005031">
                <text:p>2.628388930050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2940959910272">
                <text:p>2.629409599102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63144376901317">
                <text:p>2.631443769013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63245729218472">
                <text:p>2.632457292184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63447727016073">
                <text:p>2.634477270160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63548374681491">
                <text:p>2.635483746814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3648789635336">
                <text:p>2.636487896353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3748972951251">
                <text:p>2.637489729512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63848925695464">
                <text:p>2.638489256954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63948648926859">
                <text:p>2.63948648926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414741105041">
                <text:p>2.64147411050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4246452024212">
                <text:p>2.642464520242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4345267648619">
                <text:p>2.643452676486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64443858946784">
                <text:p>2.644438589467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64542226934909">
                <text:p>2.645422269349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4640372622307">
                <text:p>2.646403726223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64738297011462">
                <text:p>2.647382970114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64836001098093">
                <text:p>2.648360010980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64933485871214">
                <text:p>2.649334858712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65030752313194">
                <text:p>2.65030752313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65127801399814">
                <text:p>2.651278013998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5224634100332">
                <text:p>2.652246341003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65321251377534">
                <text:p>2.65321251377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65417654187796">
                <text:p>2.654176541877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65513843481138">
                <text:p>2.655138434811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65609820201283">
                <text:p>2.656098202012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6570558528571">
                <text:p>2.6570558528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65801139665711">
                <text:p>2.65801139665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